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47d" officeooo:paragraph-rsid="0007e47d"/>
    </style:style>
    <style:style style:name="P2" style:family="paragraph" style:parent-style-name="Standard">
      <style:text-properties officeooo:rsid="0007e47d" officeooo:paragraph-rsid="000ca2b9"/>
    </style:style>
    <style:style style:name="P3" style:family="paragraph" style:parent-style-name="Standard">
      <style:text-properties officeooo:rsid="00094eca" officeooo:paragraph-rsid="00094eca"/>
    </style:style>
    <style:style style:name="P4" style:family="paragraph" style:parent-style-name="Standard">
      <style:text-properties officeooo:rsid="00094eca" officeooo:paragraph-rsid="000ae8ca"/>
    </style:style>
    <style:style style:name="P5" style:family="paragraph" style:parent-style-name="Standard">
      <style:text-properties officeooo:rsid="000ca2b9" officeooo:paragraph-rsid="000ca2b9"/>
    </style:style>
    <style:style style:name="P6" style:family="paragraph" style:parent-style-name="Standard">
      <style:text-properties fo:language="nl" fo:country="NL" officeooo:rsid="000ca2b9" officeooo:paragraph-rsid="000ca2b9"/>
    </style:style>
    <style:style style:name="T1" style:family="text">
      <style:text-properties officeooo:rsid="000ca2b9"/>
    </style:style>
    <style:style style:name="T2" style:family="text">
      <style:text-properties officeooo:rsid="000d1d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killed per year</text:p>
      <text:p text:style-name="P1">'2013': 317,</text:p>
      <text:p text:style-name="P1">'2014': 12557,</text:p>
      <text:p text:style-name="P1">'2015': 13484, </text:p>
      <text:p text:style-name="P1">'2016': 15066,</text:p>
      <text:p text:style-name="P1">'2017': 15511</text:p>
      <text:p text:style-name="P1">'2018': 3533,</text:p>
      <text:p text:style-name="P1">Wat opval is het gigantische verschil tussen 2013 en de jaren daarna. Verder valt op dat de hoeveelheid mensen die omkomen een oplopende lijn is</text:p>
      <text:p text:style-name="P1"/>
      <text:p text:style-name="P2">Number <text:span text:style-name="T1">injured</text:span> per year</text:p>
      <text:p text:style-name="P5"><text:s/></text:p>
      <text:p text:style-name="P5">'2013': 979,</text:p>
      <text:p text:style-name="P5">'2014': 23002</text:p>
      <text:p text:style-name="P5">'2015': 26967, </text:p>
      <text:p text:style-name="P5">'2016': 30580, </text:p>
      <text:p text:style-name="P5">'2017': 30703</text:p>
      <text:p text:style-name="P5">‘2018': 6171,</text:p>
      <text:p text:style-name="P5">Zelfde als nij number killed per year</text:p>
      <text:p text:style-name="P1"/>
      <text:p text:style-name="P1"/>
      <text:p text:style-name="P5">guns used per year:</text:p>
      <text:p text:style-name="P5">'2013': 121, </text:p>
      <text:p text:style-name="P5">'2014': 7927, </text:p>
      <text:p text:style-name="P5">'2015': 36849,</text:p>
      <text:p text:style-name="P5">'2016': 53821,</text:p>
      <text:p text:style-name="P5">'2017': 76189</text:p>
      <text:p text:style-name="P5">'2018': 17545, </text:p>
      <text:p text:style-name="P6">Net zoals bij killed en injured per year loopt de hoeveelheid gebruikte vuurwapens per jaar omhoog.</text:p>
      <text:p text:style-name="P6">De hoeveelheid slachtoffers per vuurwapen lijkt af te nemen.</text:p>
      <text:p text:style-name="P1"/>
      <text:p text:style-name="P3"><text:span text:style-name="T2">N</text:span>umber killed per state:</text:p>
      <text:p text:style-name="P3">'California': 5562,</text:p>
      <text:p text:style-name="P4">'Texas': 5046, </text:p>
      <text:p text:style-name="P4">'Florida': 3909, </text:p>
      <text:p text:style-name="P4">'Illinois': 3409,</text:p>
      <text:p text:style-name="P3">'Ohio': 2508,</text:p>
      <text:p text:style-name="P4">'Georgia': 2456,</text:p>
      <text:p text:style-name="P3">'Pennsylvania': 2395,</text:p>
      <text:p text:style-name="P4">'North Carolina': 2225,</text:p>
      <text:p text:style-name="P3">'Louisiana': 2179,</text:p>
      <text:p text:style-name="P4">'Missouri': 2136,</text:p>
      <text:p text:style-name="P3">'Alabama': 1880,</text:p>
      <text:p text:style-name="P4">'Tennessee': 1824,</text:p>
      <text:p text:style-name="P4">'New York': 1705,</text:p>
      <text:p text:style-name="P4">'Maryland': 1691,</text:p>
      <text:p text:style-name="P3">'South Carolina': 1610,</text:p>
      <text:p text:style-name="P3">'Indiana': 1608,</text:p>
      <text:p text:style-name="P3">'Michigan': 1588,</text:p>
      <text:p text:style-name="P4">'Virginia': 1459,</text:p>
      <text:p text:style-name="P4">'Mississippi': 1176,</text:p>
      <text:p text:style-name="P4">'New Jersey': 1168,</text:p>
      <text:p text:style-name="P4"><text:soft-page-break/>'Arizona': 1094,</text:p>
      <text:p text:style-name="P4">'Kentucky': 1066,</text:p>
      <text:p text:style-name="P4">'Oklahoma': 941,</text:p>
      <text:p text:style-name="P4">'Wisconsin': 862, </text:p>
      <text:p text:style-name="P4">'Washington': 853,</text:p>
      <text:p text:style-name="P3">'Nevada': 799,</text:p>
      <text:p text:style-name="P4">'Colorado': 796,</text:p>
      <text:p text:style-name="P4">'Arkansas': 773,</text:p>
      <text:p text:style-name="P4">'Kansas': 542,</text:p>
      <text:p text:style-name="P4">'New Mexico': 495,</text:p>
      <text:p text:style-name="P4">'Massachusetts': 472,</text:p>
      <text:p text:style-name="P3">'Minnesota': 461,</text:p>
      <text:p text:style-name="P4">'District of Columbia': 459,</text:p>
      <text:p text:style-name="P4">'Oregon': 446</text:p>
      <text:p text:style-name="P3">'Connecticut': 341,</text:p>
      <text:p text:style-name="P4">'West Virginia': 335,</text:p>
      <text:p text:style-name="P4">'Utah': 282,</text:p>
      <text:p text:style-name="P4">'Iowa': 273, </text:p>
      <text:p text:style-name="P3">'Alaska': 267, </text:p>
      <text:p text:style-name="P4">'Nebraska': 225,</text:p>
      <text:p text:style-name="P4">'Delaware': 217,</text:p>
      <text:p text:style-name="P3">'Idaho': 166,</text:p>
      <text:p text:style-name="P4">'Montana': 154,</text:p>
      <text:p text:style-name="P4">'Maine': 112,</text:p>
      <text:p text:style-name="P4">'South Dakota': 90,</text:p>
      <text:p text:style-name="P4">'New Hampshire': 88,</text:p>
      <text:p text:style-name="P4">'Wyoming': 73,</text:p>
      <text:p text:style-name="P3">'North Dakota': 69,</text:p>
      <text:p text:style-name="P4">'Hawaii': 63,</text:p>
      <text:p text:style-name="P4">'Rhode Island': 63,</text:p>
      <text:p text:style-name="P3">'Vermont': 57,</text:p>
      <text:p text:style-name="P3"/>
      <text:p text:style-name="P6">De zuiderlijke en dicht bevolkte staten hebben de meeste slachtoffers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6:19.636579357</meta:creation-date>
    <dc:date>2018-06-08T12:30:41.539341883</dc:date>
    <meta:editing-duration>PT1M44S</meta:editing-duration>
    <meta:editing-cycles>1</meta:editing-cycles>
    <meta:document-statistic meta:table-count="0" meta:image-count="0" meta:object-count="0" meta:page-count="2" meta:paragraph-count="79" meta:word-count="233" meta:character-count="1613" meta:non-whitespace-character-count="1445"/>
    <meta:generator>LibreOffice/5.1.6.2$Linux_X86_64 LibreOffice_project/10m0$Build-2</meta:generator>
  </office:meta>
</office:document-meta>
</file>